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8.2cm" table:align="margins"/>
    </style:style>
    <style:style style:name="Tableau1.A" style:family="table-column">
      <style:table-column-properties style:column-width="4.549cm" style:rel-column-width="16383*"/>
    </style:style>
    <style:style style:name="Tableau1.D" style:family="table-column">
      <style:table-column-properties style:column-width="4.5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8.576cm" table:align="left"/>
    </style:style>
    <style:style style:name="Tableau2.A" style:family="table-column">
      <style:table-column-properties style:column-width="8.576cm"/>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9.562cm" table:align="left"/>
    </style:style>
    <style:style style:name="Tableau3.A" style:family="table-column">
      <style:table-column-properties style:column-width="9.562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5.62cm" table:align="left"/>
    </style:style>
    <style:style style:name="Tableau4.A" style:family="table-column">
      <style:table-column-properties style:column-width="5.62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Tableau5" style:family="table">
      <style:table-properties style:width="5.62cm" table:align="left"/>
    </style:style>
    <style:style style:name="Tableau5.A" style:family="table-column">
      <style:table-column-properties style:column-width="5.62cm"/>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6" style:family="table">
      <style:table-properties style:width="11.095cm" table:align="left"/>
    </style:style>
    <style:style style:name="Tableau6.A" style:family="table-column">
      <style:table-column-properties style:column-width="11.095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0.05pt solid #000000" fo:border-top="none" fo:border-bottom="0.05pt solid #000000"/>
    </style:style>
    <style:style style:name="Tableau7" style:family="table">
      <style:table-properties style:width="6.715cm" table:align="left"/>
    </style:style>
    <style:style style:name="Tableau7.A" style:family="table-column">
      <style:table-column-properties style:column-width="6.715cm"/>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8" style:family="table">
      <style:table-properties style:width="6.678cm" table:align="left"/>
    </style:style>
    <style:style style:name="Tableau8.A" style:family="table-column">
      <style:table-column-properties style:column-width="6.678cm"/>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6.697cm" table:align="left"/>
    </style:style>
    <style:style style:name="Tableau9.A" style:family="table-column">
      <style:table-column-properties style:column-width="6.697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0.05pt solid #000000" fo:border-top="none" fo:border-bottom="0.05pt solid #000000"/>
    </style:style>
    <style:style style:name="Tableau10" style:family="table">
      <style:table-properties style:width="6.697cm" table:align="left"/>
    </style:style>
    <style:style style:name="Tableau10.A" style:family="table-column">
      <style:table-column-properties style:column-width="6.697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0.05pt solid #000000" fo:border-top="none" fo:border-bottom="0.05pt solid #000000"/>
    </style:style>
    <style:style style:name="Tableau11" style:family="table">
      <style:table-properties style:width="2.646cm" table:align="left"/>
    </style:style>
    <style:style style:name="Tableau11.A" style:family="table-column">
      <style:table-column-properties style:column-width="2.646cm"/>
    </style:style>
    <style:style style:name="Tableau11.A1" style:family="table-cell">
      <style:table-cell-properties fo:padding="0.097cm" fo:border="0.05pt solid #000000"/>
    </style:style>
    <style:style style:name="Tableau11.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style:text-underline-style="none" fo:font-weight="bold"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12pt" style:text-underline-style="none"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4" style:family="paragraph" style:parent-style-name="Standard">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15" style:family="paragraph" style:parent-style-name="Standard">
      <style:paragraph-properties fo:text-align="start" style:justify-single-word="false"/>
      <style:text-properties fo:font-size="13pt" style:text-underline-style="none" fo:font-weight="normal" style:font-size-asian="11.3500003814697pt" style:font-weight-asian="normal" style:font-size-complex="13pt" style:font-weight-complex="normal"/>
    </style:style>
    <style:style style:name="P16" style:family="paragraph" style:parent-style-name="Table_20_Contents">
      <style:paragraph-properties fo:text-align="start" style:justify-single-word="false"/>
      <style:text-properties fo:font-size="14pt" style:font-size-asian="14pt" style:font-size-complex="14pt"/>
    </style:style>
    <style:style style:name="P17" style:family="paragraph" style:parent-style-name="Table_20_Contents">
      <style:paragraph-properties fo:text-align="start" style:justify-single-word="false"/>
      <style:text-properties fo:font-size="14pt" fo:font-weight="bold" style:font-size-asian="14pt" style:font-weight-asian="bold" style:font-size-complex="14pt" style:font-weight-complex="bold"/>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start" style:justify-single-word="false"/>
      <style:text-properties fo:font-size="12pt" style:font-size-asian="10.5pt" style:font-size-complex="12pt"/>
    </style:style>
    <style:style style:name="P20" style:family="paragraph" style:parent-style-name="Table_20_Contents">
      <style:paragraph-properties fo:text-align="center" style:justify-single-word="false"/>
      <style:text-properties fo:font-size="12pt" style:font-size-asian="10.5pt" style:font-size-complex="12pt"/>
    </style:style>
    <style:style style:name="P21" style:family="paragraph" style:parent-style-name="Table_20_Contents">
      <style:paragraph-properties fo:text-align="start" style:justify-single-word="false"/>
      <style:text-properties style:text-line-through-style="solid" fo:font-size="12pt" style:font-size-asian="10.5pt" style:font-size-complex="12pt"/>
    </style:style>
    <style:style style:name="P22" style:family="paragraph" style:parent-style-name="Table_20_Contents">
      <style:paragraph-properties fo:text-align="start" style:justify-single-word="false"/>
      <style:text-properties fo:font-size="13pt" style:font-size-asian="11.3500003814697pt" style:font-size-complex="13pt"/>
    </style:style>
    <style:style style:name="P23" style:family="paragraph" style:parent-style-name="Table_20_Contents">
      <style:paragraph-properties fo:text-align="start" style:justify-single-word="false" style:writing-mode="lr-tb"/>
      <style:text-properties fo:font-size="12pt" style:font-size-asian="10.5pt" style:font-size-complex="12pt"/>
    </style:style>
    <style:style style:name="P24" style:family="paragraph" style:parent-style-name="Table_20_Contents">
      <style:paragraph-properties fo:text-align="start" style:justify-single-word="false" style:writing-mode="lr-tb"/>
      <style:text-properties style:text-line-through-style="solid" fo:font-size="12pt" style:font-size-asian="10.5pt" style:font-size-complex="12pt"/>
    </style:style>
    <style:style style:name="P25" style:family="paragraph" style:parent-style-name="Table_20_Contents">
      <style:paragraph-properties fo:text-align="start" style:justify-single-word="false" style:writing-mode="lr-tb"/>
      <style:text-properties style:text-line-through-style="none" fo:font-size="12pt" style:font-size-asian="10.5pt" style:font-size-complex="12pt"/>
    </style:style>
    <style:style style:name="P26" style:family="paragraph" style:parent-style-name="Standard">
      <style:paragraph-properties fo:text-align="start" style:justify-single-word="false" fo:break-before="page"/>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29"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30"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31" style:family="paragraph" style:parent-style-name="Standard" style:list-style-name="L4">
      <style:paragraph-properties fo:text-align="start" style:justify-single-word="false"/>
      <style:text-properties fo:font-size="12pt" fo:font-weight="normal" style:font-size-asian="10.5pt" style:font-weight-asian="normal" style:font-size-complex="12pt" style:font-weight-complex="normal"/>
    </style:style>
    <style:style style:name="P32" style:family="paragraph" style:parent-style-name="Standard" style:list-style-name="L5">
      <style:paragraph-properties fo:text-align="start" style:justify-single-word="false"/>
      <style:text-properties fo:font-size="12pt" fo:font-weight="normal" style:font-size-asian="10.5pt" style:font-weight-asian="normal" style:font-size-complex="12pt" style:font-weight-complex="normal"/>
    </style:style>
    <style:style style:name="P33" style:family="paragraph" style:parent-style-name="Standard" style:list-style-name="L6">
      <style:paragraph-properties fo:text-align="start" style:justify-single-word="false"/>
      <style:text-properties fo:font-size="12pt" fo:font-weight="normal" style:font-size-asian="10.5pt" style:font-weight-asian="normal" style:font-size-complex="12pt" style:font-weight-complex="normal"/>
    </style:style>
    <style:style style:name="P34" style:family="paragraph" style:parent-style-name="Standard" style:list-style-name="L2">
      <style:paragraph-properties fo:text-align="center" style:justify-single-word="false"/>
      <style:text-properties fo:font-size="12pt" fo:font-weight="normal" style:font-size-asian="10.5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fo:font-size="12pt" fo:font-weight="bold"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7" style:family="paragraph" style:parent-style-name="Standard" style:list-style-name="L7">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8" style:family="paragraph" style:parent-style-name="Standard" style:list-style-name="L8">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9" style:family="paragraph" style:parent-style-name="Standard" style:list-style-name="L9">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0" style:family="paragraph" style:parent-style-name="Standard" style:list-style-name="L10">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1" style:family="paragraph" style:parent-style-name="Standard" style:list-style-name="L11">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2" style:family="paragraph" style:parent-style-name="Standard" style:list-style-name="L12">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3" style:family="paragraph" style:parent-style-name="Standard" style:list-style-name="L13">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4" style:family="paragraph" style:parent-style-name="Standard" style:list-style-name="L14">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5" style:family="paragraph" style:parent-style-name="Standard" style:list-style-name="L15">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47" style:family="paragraph" style:parent-style-name="Standard" style:list-style-name="L16">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48" style:family="paragraph" style:parent-style-name="Standard" style:list-style-name="L16">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fo:font-size="13pt" style:text-underline-style="none" fo:font-weight="normal" style:font-size-asian="11.3500003814697pt" style:font-weight-asian="normal" style:font-size-complex="13pt" style:font-weight-complex="normal"/>
    </style:style>
    <style:style style:name="P50" style:family="paragraph" style:parent-style-name="Standard" style:list-style-name="L17">
      <style:paragraph-properties fo:text-align="start" style:justify-single-word="false"/>
      <style:text-properties fo:font-size="13pt" style:text-underline-style="none" fo:font-weight="normal" style:font-size-asian="11.3500003814697pt" style:font-weight-asian="normal" style:font-size-complex="13pt" style:font-weight-complex="normal"/>
    </style:style>
    <style:style style:name="P51" style:family="paragraph" style:parent-style-name="Standard">
      <style:paragraph-properties fo:text-align="start" style:justify-single-word="false"/>
      <style:text-properties fo:font-size="13pt" style:text-underline-style="none" fo:font-weight="bold" style:font-size-asian="11.3500003814697pt" style:font-weight-asian="bold" style:font-size-complex="13pt" style:font-weight-complex="bold"/>
    </style:style>
    <style:style style:name="P52" style:family="paragraph" style:parent-style-name="Standard" style:list-style-name="L17">
      <style:paragraph-properties fo:text-align="start" style:justify-single-word="false"/>
      <style:text-properties fo:font-size="13pt" style:text-underline-style="none" fo:font-weight="bold" style:font-size-asian="11.3500003814697pt" style:font-weight-asian="bold" style:font-size-complex="13pt" style:font-weight-complex="bold"/>
    </style:style>
    <style:style style:name="P53" style:family="paragraph" style:parent-style-name="Standard">
      <style:paragraph-properties fo:text-align="start" style:justify-single-word="false"/>
      <style:text-properties fo:font-size="13pt" style:text-underline-style="solid" style:text-underline-width="auto" style:text-underline-color="font-color" fo:font-weight="bold" style:font-size-asian="11.3500003814697pt" style:font-weight-asian="bold" style:font-size-complex="13pt" style:font-weight-complex="bold"/>
    </style:style>
    <style:style style:name="P54" style:family="paragraph" style:parent-style-name="Standard" style:list-style-name="L18">
      <style:paragraph-properties fo:text-align="start" style:justify-single-word="false"/>
      <style:text-properties fo:font-size="13pt" style:text-underline-style="solid" style:text-underline-width="auto" style:text-underline-color="font-color" fo:font-weight="bold" style:font-size-asian="11.3500003814697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style:text-underline-style="none" fo:font-weight="bold" style:font-size-asian="14pt" style:font-weight-asian="bold" style:font-size-complex="14pt" style:font-weight-complex="bold"/>
    </style:style>
    <style:style style:name="T8" style:family="text">
      <style:text-properties fo:font-size="14pt" style:text-underline-style="none" fo:font-weight="bold" style:font-size-asian="12.25pt" style:font-weight-asian="bold" style:font-size-complex="14pt"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text-underline-style="solid" style:text-underline-width="auto" style:text-underline-color="font-color"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urs Programmation Objet</text:p>
      <text:p text:style-name="P1">Stephane Loiseau</text:p>
      <text:p text:style-name="P5"/>
      <text:p text:style-name="P6"/>
      <text:p text:style-name="P6">Qu'est-ce qu'un programme ?</text:p>
      <text:list xml:id="list16451267901" text:style-name="L1">
        <text:list-item>
          <text:p text:style-name="P28">une suite d'instructions</text:p>
        </text:list-item>
        <text:list-item>
          <text:p text:style-name="P28">la metaphore du cours de cuisine</text:p>
        </text:list-item>
        <text:list-item>
          <text:p text:style-name="P28">les langages classiques de programmation (dits proceduraux)</text:p>
          <text:list>
            <text:list-header>
              <text:p text:style-name="P28">un programme = un ensemble d'instruction qui manipulent des données</text:p>
            </text:list-header>
          </text:list>
        </text:list-item>
      </text:list>
      <text:list xml:id="list408727878" text:style-name="L2">
        <text:list-item>
          <text:p text:style-name="P29">languages compilés VS interprétés</text:p>
        </text:list-item>
        <text:list-item>
          <text:p text:style-name="P29">langage fonctionnel et logique</text:p>
        </text:list-item>
        <text:list-item>
          <text:p text:style-name="P29">langage compiler en byteCode puis interpreter ensuite pour le processeur (le cas de java)</text:p>
          <text:p text:style-name="P34">LANGAGE OBJET</text:p>
        </text:list-item>
        <text:list-item>
          <text:p text:style-name="P29">langage orienté objet LLO, programme orienté objet POO</text:p>
        </text:list-item>
        <text:list-item>
          <text:p text:style-name="P29">programmer ou concevoir : regrouper données et traitement, hierarchiser.</text:p>
        </text:list-item>
        <text:list-item>
          <text:p text:style-name="P29">Executer un programme : des messages entre entités</text:p>
        </text:list-item>
        <text:list-item>
          <text:p text:style-name="P29">Simula (1965-1970) langage américain ; notion de <text:span text:style-name="T1">classe</text:span></text:p>
          <text:list>
            <text:list-header>
              <text:p text:style-name="P29">principe 1 : raccroche à la structure de données (champs), les codes qui peuvent les manipuler (méthode). Véritable copernicienne</text:p>
            </text:list-header>
          </text:list>
        </text:list-item>
      </text:list>
      <text:list xml:id="list1940533557" text:style-name="L3">
        <text:list-item>
          <text:p text:style-name="P30">Smalltalk (1970-1975) : notion d'<text:span text:style-name="T1">héritage</text:span></text:p>
          <text:list>
            <text:list-header>
              <text:p text:style-name="P30">A. kay (souris, interfaces graphiques avec fenetres ...) Xerox</text:p>
              <text:p text:style-name="P30">principe 2 : on hiérarchise les classes</text:p>
            </text:list-header>
          </text:list>
        </text:list-item>
        <text:list-item>
          <text:p text:style-name="P30">en dehors des labos : 1980 smalltalk 1990 Eiffel, Lispobjet, pascalobjet, c++, java</text:p>
          <text:p text:style-name="P30"/>
          <text:p text:style-name="P35"/>
        </text:list-item>
      </text:list>
      <text:p text:style-name="P7">Languages</text:p>
      <text:p text:style-name="P9">le compilateur fait la traduction et donne les erreurs, la traduction donne un fichier executable en assembleur. </text:p>
      <text:p text:style-name="P9">L'interpreteur fait la traduction au fur et à mesure de l'execution du programme source, c'est beaucoup moins rapide.(Basic, Prologue...)</text:p>
      <text:p text:style-name="P8"/>
      <table:table table:name="Tableau1" table:style-name="Tableau1">
        <table:table-column table:style-name="Tableau1.A" table:number-columns-repeated="3"/>
        <table:table-column table:style-name="Tableau1.D"/>
        <table:table-row>
          <table:table-cell table:style-name="Tableau1.A1" office:value-type="string">
            <text:p text:style-name="P17">fonctionnel</text:p>
          </table:table-cell>
          <table:table-cell table:style-name="Tableau1.A1" office:value-type="string">
            <text:p text:style-name="P17">procéduraux</text:p>
          </table:table-cell>
          <table:table-cell table:style-name="Tableau1.A1" office:value-type="string">
            <text:p text:style-name="P17">Orienté objet</text:p>
          </table:table-cell>
          <table:table-cell table:style-name="Tableau1.D1" office:value-type="string">
            <text:p text:style-name="P17">logique</text:p>
          </table:table-cell>
        </table:table-row>
        <table:table-row>
          <table:table-cell table:style-name="Tableau1.A2" office:value-type="string">
            <text:p text:style-name="P16">Lisp</text:p>
          </table:table-cell>
          <table:table-cell table:style-name="Tableau1.A2" office:value-type="string">
            <text:p text:style-name="P16">pascal</text:p>
          </table:table-cell>
          <table:table-cell table:style-name="Tableau1.A2" office:value-type="string">
            <text:p text:style-name="P16">simula</text:p>
          </table:table-cell>
          <table:table-cell table:style-name="Tableau1.D2" office:value-type="string">
            <text:p text:style-name="P16">prolog</text:p>
          </table:table-cell>
        </table:table-row>
        <table:table-row>
          <table:table-cell table:style-name="Tableau1.A2" office:value-type="string">
            <text:p text:style-name="P16">caml</text:p>
          </table:table-cell>
          <table:table-cell table:style-name="Tableau1.A2" office:value-type="string">
            <text:p text:style-name="P16">C</text:p>
          </table:table-cell>
          <table:table-cell table:style-name="Tableau1.A2" office:value-type="string">
            <text:p text:style-name="P16">smalltalk</text:p>
          </table:table-cell>
          <table:table-cell table:style-name="Tableau1.D2" office:value-type="string">
            <text:p text:style-name="P16"/>
          </table:table-cell>
        </table:table-row>
        <table:table-row>
          <table:table-cell table:style-name="Tableau1.A2" office:value-type="string">
            <text:p text:style-name="P16">Lelisp</text:p>
          </table:table-cell>
          <table:table-cell table:style-name="Tableau1.A2" office:value-type="string">
            <text:p text:style-name="P16">ada</text:p>
          </table:table-cell>
          <table:table-cell table:style-name="Tableau1.A2" office:value-type="string">
            <text:p text:style-name="P16">C++</text:p>
          </table:table-cell>
          <table:table-cell table:style-name="Tableau1.D2" office:value-type="string">
            <text:p text:style-name="P16">(pas de fonction if)</text:p>
          </table:table-cell>
        </table:table-row>
        <table:table-row>
          <table:table-cell table:style-name="Tableau1.A2" office:value-type="string">
            <text:p text:style-name="P16"/>
          </table:table-cell>
          <table:table-cell table:style-name="Tableau1.A2" office:value-type="string">
            <text:p text:style-name="P16">fortran</text:p>
          </table:table-cell>
          <table:table-cell table:style-name="Tableau1.A2" office:value-type="string">
            <text:p text:style-name="P16">java</text:p>
          </table:table-cell>
          <table:table-cell table:style-name="Tableau1.D2" office:value-type="string">
            <text:p text:style-name="P16">(pas de while)</text:p>
          </table:table-cell>
        </table:table-row>
        <table:table-row>
          <table:table-cell table:style-name="Tableau1.A2" office:value-type="string">
            <text:p text:style-name="P16"/>
          </table:table-cell>
          <table:table-cell table:style-name="Tableau1.A2" office:value-type="string">
            <text:p text:style-name="P16">cobol</text:p>
          </table:table-cell>
          <table:table-cell table:style-name="Tableau1.A2" office:value-type="string">
            <text:p text:style-name="P16">eiffel</text:p>
          </table:table-cell>
          <table:table-cell table:style-name="Tableau1.D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A2" office:value-type="string">
            <text:p text:style-name="P16"/>
          </table:table-cell>
          <table:table-cell table:style-name="Tableau1.D2" office:value-type="string">
            <text:p text:style-name="P16"/>
          </table:table-cell>
        </table:table-row>
        <table:table-row>
          <table:table-cell table:style-name="Tableau1.A2" office:value-type="string">
            <text:p text:style-name="P16">Traitement+++</text:p>
            <text:p text:style-name="P16">données --</text:p>
          </table:table-cell>
          <table:table-cell table:style-name="Tableau1.A2" office:value-type="string">
            <text:p text:style-name="P16">Traitement++</text:p>
            <text:p text:style-name="P16">données +</text:p>
          </table:table-cell>
          <table:table-cell table:style-name="Tableau1.A2" office:value-type="string">
            <text:p text:style-name="P16">Traitement+</text:p>
            <text:p text:style-name="P16">données++</text:p>
          </table:table-cell>
          <table:table-cell table:style-name="Tableau1.D2" office:value-type="string">
            <text:p text:style-name="P16">Traitement--</text:p>
            <text:p text:style-name="P16">données+++</text:p>
          </table:table-cell>
        </table:table-row>
      </table:table>
      <text:p text:style-name="P6"/>
      <text:p text:style-name="P6">Biblio :<text:tab/>programmer en java 6 Delannoy Eyrolles 2009</text:p>
      <text:p text:style-name="P6"><text:tab/><text:tab/>conception et programmation par objets J Ferber Hermes</text:p>
      <text:p text:style-name="P6"><text:tab/><text:tab/>les concepts objets à l'épreuve P Prados Eyrolles</text:p>
      <text:p text:style-name="P6"/>
      <text:p text:style-name="P6"/>
      <text:p text:style-name="P13">Principes de la programmation objet</text:p>
      <text:p text:style-name="P6"/>
      <text:p text:style-name="P12"><text:soft-page-break/><text:span text:style-name="T2">la programmation classique</text:span> </text:p>
      <text:list xml:id="list1323787777" text:style-name="L4">
        <text:list-item>
          <text:list>
            <text:list-item>
              <text:p text:style-name="P31">les procedures agissent sur les données</text:p>
              <text:list>
                <text:list-header>
                  <text:p text:style-name="P31">on a une premiere idée des procedures</text:p>
                  <text:p text:style-name="P31">on definit les variables</text:p>
                  <text:p text:style-name="P31">on ecrit les procedures</text:p>
                </text:list-header>
              </text:list>
            </text:list-item>
            <text:list-item>
              <text:p text:style-name="P31">une exécution = appel aux procédures dans un ordre, en donnant les données nécessaires</text:p>
            </text:list-item>
          </text:list>
        </text:list-item>
      </text:list>
      <text:p text:style-name="P6"/>
      <text:p text:style-name="P6">LLO → on pense concept</text:p>
      <text:p text:style-name="P6">programmer : on raccroche à la strucutre de données champs), les codes....</text:p>
      <text:p text:style-name="P6"/>
      <text:p text:style-name="P7">les concepts de bases</text:p>
      <text:p text:style-name="P6">la modelisation amène à concevoir les classes (codes et données). Les objets sont activés par envois de messages lors de l'execution</text:p>
      <text:p text:style-name="P6"/>
      <text:p text:style-name="P7">1<text:span text:style-name="T2"><text:tab/></text:span>classes et instances</text:p>
      <text:p text:style-name="P12"/>
      <text:list xml:id="list2063828548" text:style-name="L5">
        <text:list-item>
          <text:list>
            <text:list-item>
              <text:list>
                <text:list-header>
                  <text:p text:style-name="P32">définition : une classe est un moule (=matrice) à partir duquel sont générés les objets.</text:p>
                  <text:p text:style-name="P32">Un objet généré à partir d'une classe C est une instance de C</text:p>
                  <text:p text:style-name="P32">une classe est constituée d'un ensemble de champs (attribut, variables d'instances) qui décrivent la structure des objets et d'operations, appelés methodes, qui leur sont applicables</text:p>
                </text:list-header>
              </text:list>
            </text:list-item>
          </text:list>
        </text:list-item>
      </text:list>
      <text:p text:style-name="P6"/>
      <text:p text:style-name="P6">exemple :</text:p>
      <text:p text:style-name="P6">en LOLO<text:tab/>classe compte</text:p>
      <text:p text:style-name="P6"><text:tab/><text:tab/>champs credit: nbre</text:p>
      <text:p text:style-name="P6"><text:tab/><text:tab/>debit : nbre</text:p>
      <text:p text:style-name="P6"><text:tab/><text:tab/>fin</text:p>
      <text:p text:style-name="P6"/>
      <text:p text:style-name="P6">en JAVA<text:tab/><text:span text:style-name="T1">classe Compte{</text:span></text:p>
      <text:p text:style-name="P12"><text:tab/><text:tab/>int debit ;</text:p>
      <text:p text:style-name="P12"><text:tab/><text:tab/>int credit;}</text:p>
      <text:p text:style-name="P6"/>
      <text:p text:style-name="P7"><text:span text:style-name="T2">creation d'un objet :</text:span><text:span text:style-name="T4"> un objet est créé par appel à un constructeur (new) appliqué à sa classe. Le resultat de la creation est un objet qui peut etre placé dans une variable, un pointeur sur l'objet.</text:span></text:p>
      <text:p text:style-name="P9"/>
      <text:p text:style-name="P6">En LOLO C1 ← compte ← new() ;</text:p>
      <text:p text:style-name="P6">en JAVA <text:tab/><text:span text:style-name="T1">Compte C1 ;</text:span></text:p>
      <text:p text:style-name="P12"><text:tab/><text:tab/>C1= new Compte() ;</text:p>
      <text:p text:style-name="P6"/>
      <text:p text:style-name="P7">2 <text:tab/>methodes et envois de messages</text:p>
      <text:p text:style-name="P6"/>
      <text:list xml:id="list696936843" text:style-name="L6">
        <text:list-item>
          <text:p text:style-name="P33">la partie dynamique des objets est assuree par l'envoi de messages</text:p>
        </text:list-item>
        <text:list-item>
          <text:p text:style-name="P33"><text:s/>instruction à un objet : envoyer un message à un objet c'est lui dire la methode qu'il doit adopter, c'est a dire la methode qu'il doit s'appliquer.</text:p>
        </text:list-item>
        <text:list-item>
          <text:p text:style-name="P33">Definitions : une methode est une description au niveau d'une classe, d'un ensemble d'instructions. La methode contient une liste de parametres formels ; elle peut s'appliquer aux objets instances de la classe.</text:p>
        </text:list-item>
        <text:list-item>
          <text:p text:style-name="P33">Un message est constitue du nom de la methodeM) et d'une liste de parametres effectifs.</text:p>
        </text:list-item>
        <text:list-item>
          <text:p text:style-name="P33">Lorsqu'un oblet O reçoit un message M, il s'applique la methode donnée dans M ; celle-ci etant definie dans la classe C de l'objet O.</text:p>
        </text:list-item>
      </text:list>
      <text:p text:style-name="P6"/>
      <text:p text:style-name="P6">En LOLO les methodes :</text:p>
      <text:p text:style-name="P6">...</text:p>
      <text:p text:style-name="P6">deposer(V : nbre)</text:p>
      <text:p text:style-name="P6"><text:tab/>credit ← credit + V</text:p>
      <text:p text:style-name="P6"><text:soft-page-break/>retirer(V:nbre)</text:p>
      <text:p text:style-name="P6"><text:tab/>DEBIT ← DEBIT + v</text:p>
      <text:p text:style-name="P6">avoirSolde () : Nbre</text:p>
      <text:p text:style-name="P6"><text:tab/>retourner credit – debit</text:p>
      <text:p text:style-name="P6">fin</text:p>
      <text:p text:style-name="P6">C1 &lt;= deposer(100) ; <text:s text:c="7"/><text:span text:style-name="T6">&lt;= deposer le message <text:s text:c="5"/>← affecter</text:span></text:p>
      <text:p text:style-name="P6">C1 &lt;= retirer(10) ;</text:p>
      <text:p text:style-name="P6">X ← <text:s/>C1 &lt;= avoirSolde() ;</text:p>
      <text:p text:style-name="P6"/>
      <text:p text:style-name="P6">en JAVA</text:p>
      <text:p text:style-name="P6">…</text:p>
      <text:p text:style-name="P12">Public deposer (int V) {credit <text:s/>+=V ;}</text:p>
      <text:p text:style-name="P12">public retirer(int V) {debit +=V ;}</text:p>
      <text:p text:style-name="P12">public int avoirSolde() {return credit <text:s/>- debit.}</text:p>
      <text:p text:style-name="P12">}</text:p>
      <text:p text:style-name="P12">C1.deposer(100) ; <text:s/>// le point cela veut dire reçoit un message</text:p>
      <text:p text:style-name="P12">C1.retirer(10) ;</text:p>
      <text:p text:style-name="P12">int X ;</text:p>
      <text:p text:style-name="P6"><text:span text:style-name="T1">X= C1.avoirSolde() ; </text:span><text:s text:c="2"/>// le = veut dire affectation</text:p>
      <text:p text:style-name="P6"/>
      <text:p text:style-name="P6"/>
      <text:p text:style-name="P8">mardi 16 octobre 2012</text:p>
      <text:p text:style-name="P8"/>
      <text:p text:style-name="P8">tableau</text:p>
      <text:p text:style-name="P9">déclaration [] T1, T2 ;<text:tab/><text:tab/>équivalent à int T1[], T2[] ;</text:p>
      <text:p text:style-name="P9">création (réservation memoire) T1 = new int []</text:p>
      <text:p text:style-name="P9">T1 estunpointeur</text:p>
      <text:p text:style-name="P9">pour utiliser : t[i]</text:p>
      <text:p text:style-name="P9"/>
      <text:p text:style-name="P8">tableau de tableaux</text:p>
      <text:p text:style-name="P9">tableau rctangle ou matrice int [][]= new int [2][3] ;</text:p>
      <text:p text:style-name="P9">tanbleau irregulier int [][]</text:p>
      <text:p text:style-name="P9"><text:s text:c="2"/>T1= new int [2][] ;</text:p>
      <text:p text:style-name="P9">T1[0]= new int <text:s/>[3][] ;</text:p>
      <text:p text:style-name="P9">T1[1]= new int [2] ;</text:p>
      <text:p text:style-name="P9">Classe Ensemble</text:p>
      <table:table table:name="Tableau2" table:style-name="Tableau2">
        <table:table-column table:style-name="Tableau2.A"/>
        <table:table-row>
          <table:table-cell table:style-name="Tableau2.A1" office:value-type="string">
            <text:p text:style-name="P20">Ensemble</text:p>
          </table:table-cell>
        </table:table-row>
        <table:table-row>
          <table:table-cell table:style-name="Tableau2.A2" office:value-type="string">
            <text:p text:style-name="P19"/>
          </table:table-cell>
        </table:table-row>
        <table:table-row>
          <table:table-cell table:style-name="Tableau2.A2" office:value-type="string">
            <text:p text:style-name="P19">Union (_:ensemble) : ensemble</text:p>
            <text:p text:style-name="P19">intersection(_:ensemble) : ensemble</text:p>
            <text:p text:style-name="P19">cardinalité() : nbe</text:p>
            <text:p text:style-name="P19">ajouteElt(_ : Objet)</text:p>
            <text:p text:style-name="P19">enleveElt(_ : Objet)</text:p>
          </table:table-cell>
        </table:table-row>
        <table:table-row>
          <table:table-cell table:style-name="Tableau2.A2" office:value-type="string">
            <text:p text:style-name="P19"/>
          </table:table-cell>
        </table:table-row>
      </table:table>
      <text:p text:style-name="P9">Exemple : Ensemble E3 ← <text:s/>E1&lt;= union(E2) </text:p>
      <text:p text:style-name="P9">Classe Dico (dictionnaire, tables associatives)</text:p>
      <table:table table:name="Tableau3" table:style-name="Tableau3">
        <table:table-column table:style-name="Tableau3.A"/>
        <table:table-row>
          <table:table-cell table:style-name="Tableau3.A1" office:value-type="string">
            <text:p text:style-name="P20">Dico</text:p>
          </table:table-cell>
        </table:table-row>
        <table:table-row>
          <table:table-cell table:style-name="Tableau3.A2" office:value-type="string">
            <text:p text:style-name="P19">At (clef : Objet) : objet//retourn l'element associe a cle</text:p>
            <text:p text:style-name="P19">atput(clef,x) // associe a la clé la valeur x</text:p>
          </table:table-cell>
        </table:table-row>
      </table:table>
      <text:p text:style-name="P11">En LOLO :</text:p>
      <text:p text:style-name="P9">D ← Dico &lt;= new() ;</text:p>
      <text:p text:style-name="P9">D &lt;= atput(« Dupont », 15) ;</text:p>
      <text:p text:style-name="P9"><text:soft-page-break/>D &lt;= atput(« Durand », 20) ;</text:p>
      <text:p text:style-name="P9">…</text:p>
      <text:p text:style-name="P9">x ← D &lt;= at(« Dupont »)</text:p>
      <text:p text:style-name="P9"/>
      <text:p text:style-name="P8">en java :</text:p>
      <text:p text:style-name="P9">ensemble : Classe HashSet (TreeSet) addAll(_),</text:p>
      <text:p text:style-name="P9">retainAll(_), Size(), Add(_), Remove (_)</text:p>
      <text:p text:style-name="P9">Dico : Classe HashMap ((TreeMap) cintainsValues(_), put(_,_)</text:p>
      <text:p text:style-name="P9"/>
      <text:p text:style-name="P9">En programmation il ne faut pas hésiter à utiliser des mots clairs même s'ils sont longs pour donner de la clareté au programme.</text:p>
      <text:p text:style-name="P9"/>
      <text:p text:style-name="P11">l'heritage</text:p>
      <text:list xml:id="list1744881858" text:style-name="L7">
        <text:list-item>
          <text:list>
            <text:list-item>
              <text:p text:style-name="P37">Principe 2 : on hiérarchise les classes</text:p>
            </text:list-item>
          </text:list>
        </text:list-item>
      </text:list>
      <text:p text:style-name="P9"/>
      <text:p text:style-name="P9">L'intérêt du programme java c'est de faire de nombreuses classes et qu'elles soient hiérarchisés.</text:p>
      <text:p text:style-name="P8"><text:span text:style-name="T3">La Classe Etudiant <text:s/></text:span><text:span text:style-name="T7">est une sorte de</text:span><text:span text:style-name="T5"> </text:span><text:span text:style-name="T3">Personne</text:span></text:p>
      <text:p text:style-name="P8"><text:span text:style-name="T3">La Classe Enseignant </text:span><text:span text:style-name="T7">est une sorte de</text:span><text:span text:style-name="T5"> </text:span><text:span text:style-name="T3">Personne</text:span></text:p>
      <text:p text:style-name="P8"><text:span text:style-name="T3">L'amphi </text:span><text:span text:style-name="T8">est une sorte de </text:span><text:span text:style-name="T3">Salle</text:span></text:p>
      <text:p text:style-name="P8"><text:span text:style-name="T3">SalleTp </text:span><text:span text:style-name="T8">estune sorte de </text:span><text:span text:style-name="T3">Salle</text:span></text:p>
      <text:list xml:id="list239461951" text:style-name="L8">
        <text:list-item>
          <text:list>
            <text:list-item>
              <text:p text:style-name="P38">Methode :</text:p>
            </text:list-item>
          </text:list>
        </text:list-item>
      </text:list>
      <text:p text:style-name="P9"><text:tab/>Lors de la conception, on regroupe dans une classe les caracteristiques (champs et methodes) communes de classes se ressemblant</text:p>
      <text:p text:style-name="P8"><text:span text:style-name="T3"><text:tab/>On hierarchise les classes avec « </text:span><text:span text:style-name="T5">est une sorte de </text:span><text:span text:style-name="T3">»</text:span></text:p>
      <text:list xml:id="list1394941625" text:style-name="L9">
        <text:list-item>
          <text:list>
            <text:list-item>
              <text:p text:style-name="P39">definition :</text:p>
            </text:list-item>
          </text:list>
        </text:list-item>
      </text:list>
      <text:p text:style-name="P9"><text:tab/>une sous classe C d'une classe C est une classe sorte de C. SC possede oar défaut les caracteristiques de C.</text:p>
      <text:p text:style-name="P9"/>
      <text:p text:style-name="P9"><text:tab/>La hierachie pemet ainsi de factoriser l'ecriture (et mise à jour) de caracteristiques de plusieurs sous classes.</text:p>
      <text:p text:style-name="P9"><text:tab/>On dit qu'une classe (ou objet) herite des carcteristiques de ses sur-classes.</text:p>
      <text:p text:style-name="P9"/>
      <text:p text:style-name="P9"/>
      <table:table table:name="Tableau4" table:style-name="Tableau4">
        <table:table-column table:style-name="Tableau4.A"/>
        <table:table-row>
          <table:table-cell table:style-name="Tableau4.A1" office:value-type="string">
            <text:p text:style-name="P19">Compte</text:p>
          </table:table-cell>
        </table:table-row>
        <table:table-row>
          <table:table-cell table:style-name="Tableau4.A2" office:value-type="string">
            <text:p text:style-name="P19">Credit : nbre</text:p>
            <text:p text:style-name="P19">debit : nbre</text:p>
            <text:p text:style-name="P19">numeroCompte : nbre</text:p>
          </table:table-cell>
        </table:table-row>
        <table:table-row>
          <table:table-cell table:style-name="Tableau4.A2" office:value-type="string">
            <text:p text:style-name="P23">AvoirSolde() : nbre</text:p>
            <text:p text:style-name="P23">deposer(v : nbre)</text:p>
            <text:p text:style-name="P23">retirer(v:nbre)</text:p>
          </table:table-cell>
        </table:table-row>
      </table:table>
      <text:p text:style-name="P9"/>
      <text:p text:style-name="P9">Un comte epargne est une sorte de compte donc</text:p>
      <text:p text:style-name="P9"/>
      <table:table table:name="Tableau5" table:style-name="Tableau5">
        <table:table-column table:style-name="Tableau5.A"/>
        <table:table-row>
          <table:table-cell table:style-name="Tableau5.A1" office:value-type="string">
            <text:p text:style-name="P19">CompteEpargne (CE)</text:p>
          </table:table-cell>
        </table:table-row>
        <table:table-row>
          <table:table-cell table:style-name="Tableau5.A2" office:value-type="string">
            <text:p text:style-name="P21">Credit : nbre</text:p>
            <text:p text:style-name="P21">debit : nbre</text:p>
            <text:p text:style-name="P19">taux : nbre</text:p>
          </table:table-cell>
        </table:table-row>
        <table:table-row>
          <table:table-cell table:style-name="Tableau5.A2" office:value-type="string">
            <text:p text:style-name="P24">AvoirSolde() : nbre</text:p>
            <text:p text:style-name="P24">deposer(v : nbre)</text:p>
            <text:p text:style-name="P24">retirer(v:nbre)</text:p>
            <text:p text:style-name="P25">calculerInteret ()</text:p>
          </table:table-cell>
        </table:table-row>
      </table:table>
      <text:p text:style-name="P8"><text:soft-page-break/></text:p>
      <text:p text:style-name="P11">En LOLO</text:p>
      <text:p text:style-name="P9">Classe CE sousClasseDe CompteEpargne</text:p>
      <text:p text:style-name="P9">champs taux : nbre</text:p>
      <text:p text:style-name="P9">calculerInteret()</text:p>
      <text:p text:style-name="P9"><text:tab/>credit= credit +(credit-debit)*taux</text:p>
      <text:p text:style-name="P9"/>
      <text:p text:style-name="P11">en JAVA</text:p>
      <text:p text:style-name="P9">Class CE extends Compte {</text:p>
      <text:p text:style-name="P9">int taux ;</text:p>
      <text:p text:style-name="P9">void calculerTaux()</text:p>
      <text:p text:style-name="P9"><text:tab/>{credit=credit +(credit-debit)*taux}</text:p>
      <text:p text:style-name="P9">}</text:p>
      <text:p text:style-name="P9"/>
      <text:p text:style-name="P11">B interpretation des messages</text:p>
      <text:p text:style-name="P9">l'objet interprete le message qui lui est passé.</text:p>
      <text:p text:style-name="P9">L'effet d'un message dépend du receveur (l 'objet) et de l'heritage (hierarchie)</text:p>
      <text:p text:style-name="P9"><text:s/>un message envoyéa un objetest composé de la methode (appela selecteur) et des parametres effectifs.</text:p>
      <text:p text:style-name="P9"><text:tab/>-1 l'effet depend du receveur</text:p>
      <text:p text:style-name="P9"><text:tab/>un objet ne peut recevoir un message que si le selecteur appartient à la classe de l'objet ou a une de ses sur-clases.</text:p>
      <text:p text:style-name="P9">C1 ← Compte &lt;= new() ;</text:p>
      <text:p text:style-name="P9">CE1 ← CE &lt;= new() ;</text:p>
      <text:p text:style-name="P9">C1 &lt;= calculeInteret() ; tottalement impossible car C1 n'a pas calculerInteret() ni une sur-classe </text:p>
      <text:p text:style-name="P9">CE1 &lt;= calculerInteret() ;</text:p>
      <text:p text:style-name="P9"><text:tab/>il est possible d'envoyer deux messages avec le meme selecteur a deux objets differents qui ne sont pas de la meme classe. Chaque classe implementant sa propre methode</text:p>
      <text:p text:style-name="P9">Classe CoffreFort</text:p>
      <text:p text:style-name="P9">somme : nbre</text:p>
      <text:p text:style-name="P9">deposer (x : nbre)</text:p>
      <text:p text:style-name="P9">somme ← somme+ x</text:p>
      <text:p text:style-name="P9"/>
      <text:p text:style-name="P9">CF1 ← CoffreFort &lt;= new() ;</text:p>
      <text:p text:style-name="P9">CF1 &lt;= deposer (1000) ;</text:p>
      <text:p text:style-name="P9">C1 &lt;= deposer (10)</text:p>
      <text:p text:style-name="P9"/>
      <text:list xml:id="list1800036191" text:style-name="L10">
        <text:list-item>
          <text:list>
            <text:list-item>
              <text:p text:style-name="P40">2 l'effet depend de la hierarchie d'heritage</text:p>
            </text:list-item>
          </text:list>
        </text:list-item>
      </text:list>
      <text:p text:style-name="P9"><text:tab/>regle :</text:p>
      <text:p text:style-name="P9"><text:tab/>Lorsqu'un objet reçoit un message de selecteur M, il recherche d'abord la methode de nom M dans sa classe, puis s'il ne la trouve pas, il recherche en remontant dansla hierarchie des clases heritées.</text:p>
      <text:p text:style-name="P9"/>
      <text:p text:style-name="P9">CE1 &lt;= deposer (500) ; il utilsela methode de la classe Compte puisqu »elle n'existe pas dans sa classe</text:p>
      <text:p text:style-name="P9"/>
      <text:list xml:id="list221129202" text:style-name="L11">
        <text:list-item>
          <text:list>
            <text:list-item>
              <text:p text:style-name="P41">3 la composition de messages</text:p>
            </text:list-item>
          </text:list>
        </text:list-item>
      </text:list>
      <text:p text:style-name="P9"><text:tab/>Lorsqu'un message envoye a un objet retourne un objet qui lui meme reçoit un message, on dit qu'il y a composition de message.</text:p>
      <table:table table:name="Tableau6" table:style-name="Tableau6">
        <table:table-column table:style-name="Tableau6.A"/>
        <table:table-row>
          <table:table-cell table:style-name="Tableau6.A1" office:value-type="string">
            <text:p text:style-name="P20">Banque</text:p>
          </table:table-cell>
        </table:table-row>
        <table:table-row>
          <table:table-cell table:style-name="Tableau6.A2" office:value-type="string">
            <text:p text:style-name="P19">Nom : chaine</text:p>
            <text:p text:style-name="P19">lesComptes : DICO</text:p>
          </table:table-cell>
        </table:table-row>
        <table:table-row>
          <table:table-cell table:style-name="Tableau6.A2" office:value-type="string">
            <text:p text:style-name="P19">OuvrirCompte(N : nbre)</text:p>
            <text:p text:style-name="P19">avoirSolde(N : nbre) //numero du compte</text:p>
            <text:p text:style-name="P19">deposer(S nbre , N : nbre) // une somme sur un compte </text:p>
            <text:p text:style-name="P19">retirer (S nbre , N : nbre)</text:p>
          </table:table-cell>
        </table:table-row>
      </table:table>
      <text:p text:style-name="P11"><text:soft-page-break/>En LOLO</text:p>
      <text:p text:style-name="P9">Classe Banque</text:p>
      <text:p text:style-name="P9">lesComptes : DICO</text:p>
      <text:p text:style-name="P9">Methode ouvrirCompte (N, nbre)</text:p>
      <text:p text:style-name="P9"><text:tab/>lesComptes &lt;= atPut (n : nbre, Compte &lt;=new() )</text:p>
      <text:p text:style-name="P9">Methode deposer (Somme : nbre, N : nbre)</text:p>
      <text:p text:style-name="P9"><text:tab/>lesComptes &lt;= at (numero) &lt;= deposer (uneSomme)</text:p>
      <text:p text:style-name="P9">Methode retirer (Somme : nbre , N : nbre)</text:p>
      <text:p text:style-name="P9"><text:tab/>lesComptes &lt;= at (numero) &lt;= retirer (uneSommme)</text:p>
      <text:p text:style-name="P9">Methode avoirSolde(N nbre) : nbre</text:p>
      <text:p text:style-name="P9"><text:tab/>return lesComptes &lt;= at(numero) &lt;= avoirSolde()</text:p>
      <text:p text:style-name="P9">fin</text:p>
      <text:p text:style-name="P9">// on utilise la clase DICO avec atPut et at</text:p>
      <text:p text:style-name="P9"/>
      <text:p text:style-name="P9">Bob ← Banque &lt;= new() :</text:p>
      <text:p text:style-name="P9">Bob &lt;= ouvrirCompte (101) :</text:p>
      <text:p text:style-name="P9">Bob &lt;= ouvrirCompte (102) ;</text:p>
      <text:p text:style-name="P9">Bob &lt;= deposer (5000,101) ;</text:p>
      <text:p text:style-name="P9">Bon &lt;= deposer (2000,102) ;</text:p>
      <text:p text:style-name="P9">Bob &lt;= retirer (500,101) ;</text:p>
      <text:p text:style-name="P9">X ← Bob &lt;= avoirSolde (101) ;</text:p>
      <text:p text:style-name="P9"/>
      <text:p text:style-name="P9">//on rajoute maintenant la possibilite de creer aussi ds compres epargnes dans la banque</text:p>
      <text:p text:style-name="P9">Methode ouvrirCE (N : nbre, T : nbre)</text:p>
      <text:p text:style-name="P9"><text:tab/>lesComptes &lt;= atPut (N, CE &lt;= new() ) ;</text:p>
      <text:p text:style-name="P9"><text:tab/>lesComptes &lt;= at (N ).taux ← T</text:p>
      <text:p text:style-name="P9"/>
      <text:p text:style-name="P9">Bob &lt;= ouvrirCE (103, 3%) ;</text:p>
      <text:p text:style-name="P9">Bob &lt;= deposer (100, 103) ;</text:p>
      <text:p text:style-name="P9"/>
      <text:list xml:id="list1186929038" text:style-name="L12">
        <text:list-item>
          <text:list>
            <text:list-item>
              <text:p text:style-name="P42">4 les messages à soi-même</text:p>
              <text:p text:style-name="P42"/>
              <text:list>
                <text:list-header>
                  <text:p text:style-name="P42">Les objets ont besoin de s'envoyer un message à eux-même</text:p>
                  <text:list>
                    <text:list-header>
                      <text:p text:style-name="P42">pour appeler une methode sur le même objet</text:p>
                    </text:list-header>
                  </text:list>
                </text:list-header>
              </text:list>
            </text:list-item>
          </text:list>
        </text:list-item>
      </text:list>
      <text:p text:style-name="P9"><text:tab/><text:tab/>Il existe une variable pour cela appelé</text:p>
      <text:p text:style-name="P7"><text:span text:style-name="T4"><text:tab/><text:tab/><text:tab/></text:span><text:span text:style-name="T3">self </text:span><text:span text:style-name="T4">(en langage smalltalk)</text:span></text:p>
      <text:p text:style-name="P7"><text:span text:style-name="T4"><text:tab/><text:tab/><text:tab/></text:span><text:span text:style-name="T3">this</text:span><text:span text:style-name="T4"> (en C++ et java)</text:span></text:p>
      <text:p text:style-name="P9">Dans la classe compte on va rajouter une methode virer :</text:p>
      <text:p text:style-name="P9">Compte</text:p>
      <text:p text:style-name="P9">Methode virer (somme : nbre, vers : compte)</text:p>
      <text:p text:style-name="P7"><text:span text:style-name="T4"><text:tab/></text:span><text:span text:style-name="T3">Self</text:span><text:span text:style-name="T4"> &lt;= retirer (somme) ;</text:span></text:p>
      <text:p text:style-name="P9"><text:tab/>vers &lt;= deposer (somme) ;</text:p>
      <text:p text:style-name="P9">fin</text:p>
      <text:p text:style-name="P9"><text:s/></text:p>
      <text:p text:style-name="P9">C1 ← Compte &lt;= new() ;</text:p>
      <text:p text:style-name="P9">C2 ← Compte &lt;= nex() ;</text:p>
      <text:p text:style-name="P9">C1 &lt;= deposer(100) ;</text:p>
      <text:p text:style-name="P9">C1 &lt;= virer (50, C2) ;</text:p>
      <text:p text:style-name="P9"/>
      <text:list xml:id="list1445301165" text:style-name="L13">
        <text:list-item>
          <text:p text:style-name="P43">5 les methodes quasi-generiques</text:p>
        </text:list-item>
      </text:list>
      <text:p text:style-name="P9"><text:tab/><text:tab/></text:p>
      <text:p text:style-name="P9"><text:tab/><text:tab/>grâce à l'heritage et auto referencement (this)</text:p>
      <text:p text:style-name="P9"><text:tab/><text:tab/>On peut definir des methodes attachees à une classe independantes de leurs realisations dans <text:tab/><text:tab/>des sous classes.</text:p>
      <text:p text:style-name="P9"/>
      <table:table table:name="Tableau7" table:style-name="Tableau7">
        <table:table-column table:style-name="Tableau7.A"/>
        <text:soft-page-break/>
        <table:table-row>
          <table:table-cell table:style-name="Tableau7.A1" office:value-type="string">
            <text:p text:style-name="P10">Classe Graphic</text:p>
          </table:table-cell>
        </table:table-row>
        <table:table-row>
          <table:table-cell table:style-name="Tableau7.A2" office:value-type="string">
            <text:p text:style-name="P18">X1:nbre</text:p>
            <text:p text:style-name="P18">X2 : nbre</text:p>
            <text:p text:style-name="P18">Y1 : nbre</text:p>
            <text:p text:style-name="P18">Y2 : nbre</text:p>
          </table:table-cell>
        </table:table-row>
        <table:table-row>
          <table:table-cell table:style-name="Tableau7.A2" office:value-type="string">
            <text:p text:style-name="P18">Deplacer()</text:p>
            <text:p text:style-name="P18">translaterCoordonnées()</text:p>
          </table:table-cell>
        </table:table-row>
      </table:table>
      <text:p text:style-name="P9"/>
      <table:table table:name="Tableau8" table:style-name="Tableau8">
        <table:table-column table:style-name="Tableau8.A"/>
        <table:table-row>
          <table:table-cell table:style-name="Tableau8.A1" office:value-type="string">
            <text:p text:style-name="P19">Fenetre (sous classe de Graphic)</text:p>
          </table:table-cell>
        </table:table-row>
        <table:table-row>
          <table:table-cell table:style-name="Tableau8.A2" office:value-type="string">
            <text:p text:style-name="P19">Bandeau : chaine</text:p>
          </table:table-cell>
        </table:table-row>
        <table:table-row>
          <table:table-cell table:style-name="Tableau8.A2" office:value-type="string">
            <text:p text:style-name="P19">Visualiser()</text:p>
            <text:p text:style-name="P19">effacer()</text:p>
          </table:table-cell>
        </table:table-row>
      </table:table>
      <text:p text:style-name="P9"/>
      <text:p text:style-name="P9"/>
      <table:table table:name="Tableau9" table:style-name="Tableau9">
        <table:table-column table:style-name="Tableau9.A"/>
        <table:table-row>
          <table:table-cell table:style-name="Tableau9.A1" office:value-type="string">
            <text:p text:style-name="P19">Icone (sous classe de Graphic)</text:p>
          </table:table-cell>
        </table:table-row>
        <table:table-row>
          <table:table-cell table:style-name="Tableau9.A2" office:value-type="string">
            <text:p text:style-name="P19">tablePixel : </text:p>
          </table:table-cell>
        </table:table-row>
        <table:table-row>
          <table:table-cell table:style-name="Tableau9.A2" office:value-type="string">
            <text:p text:style-name="P19">Visualiser()</text:p>
            <text:p text:style-name="P19">effacer()</text:p>
          </table:table-cell>
        </table:table-row>
      </table:table>
      <text:p text:style-name="P9"/>
      <text:p text:style-name="P9"/>
      <table:table table:name="Tableau10" table:style-name="Tableau10">
        <table:table-column table:style-name="Tableau10.A"/>
        <table:table-row>
          <table:table-cell table:style-name="Tableau10.A1" office:value-type="string">
            <text:p text:style-name="P19">Polygone (sous classe de Graphic)</text:p>
          </table:table-cell>
        </table:table-row>
        <table:table-row>
          <table:table-cell table:style-name="Tableau10.A2" office:value-type="string">
            <text:p text:style-name="P19">TableVecteur :</text:p>
          </table:table-cell>
        </table:table-row>
        <table:table-row>
          <table:table-cell table:style-name="Tableau10.A2" office:value-type="string">
            <text:p text:style-name="P19">Visualiser()</text:p>
            <text:p text:style-name="P19">effacer()</text:p>
          </table:table-cell>
        </table:table-row>
      </table:table>
      <text:p text:style-name="P9"><text:tab/></text:p>
      <text:p text:style-name="P9">Classe Graphic</text:p>
      <text:p text:style-name="P9">X1 : nbre, X2 : nbre, Y1 : nbre, Y2 : nbre</text:p>
      <text:p text:style-name="P9">Methode deplacer(XX : nbre, YY:nbre)</text:p>
      <text:p text:style-name="P9"><text:tab/>self &lt;= effacer() ;</text:p>
      <text:p text:style-name="P9"><text:tab/>self &lt;= translatercoordonnées (xx, yy) ;</text:p>
      <text:p text:style-name="P9"><text:tab/>self &lt;= visualier()</text:p>
      <text:p text:style-name="P9">Methode TranslaterCoordonnées (xx : nbre, YY : nbre)</text:p>
      <text:p text:style-name="P9">X1=X1=XX ; <text:s/>X2=X2+XX ; Y1=Y1+YY ; Y2=Y2+YY ;</text:p>
      <text:p text:style-name="P9">fin</text:p>
      <text:p text:style-name="P9"/>
      <text:p text:style-name="P8"/>
      <text:p text:style-name="P26">mardi 13 novembre 2012</text:p>
      <text:p text:style-name="P9">programmer 20 % du temps <text:s/>correcrtion 80 %</text:p>
      <text:p text:style-name="P9">faire evoler un programme et le maintenir 2 fois plus couteux en temps ,</text:p>
      <text:p text:style-name="P9">tout cela fait les avantages de la programmation objet.</text:p>
      <text:p text:style-name="P9">Petit désavantage : un peu moins rapide.</text:p>
      <text:p text:style-name="P9"/>
      <text:p text:style-name="P9"/>
      <text:p text:style-name="P2">CONCEPTS EVOLUES DE LA PROGRAMMATION OBJET</text:p>
      <text:p text:style-name="P10"/>
      <text:p text:style-name="P9">TROIS POINTS DE VUE SUR LA PROGRAMMATION OBJET :</text:p>
      <text:list xml:id="list155031022" text:style-name="L14">
        <text:list-item>
          <text:p text:style-name="P44">un type abstrait exemple pile peut etre decrit de maniere abstraite sans etre codé.</text:p>
          <text:p text:style-name="P44">La programmation permet de passer facilement d'un type abstrait au codage.</text:p>
          <text:p text:style-name="P44">Le concept <text:s/>de classe est apparu avec le langage SIMULA</text:p>
          <text:p text:style-name="P44">ensuite on a hierarchisé ces classes avec SMALLTALK</text:p>
        </text:list-item>
        <text:list-item>
          <text:p text:style-name="P44">réseaux sémantiques (intelligence artificielle) point de vue concept </text:p>
          <text:p text:style-name="P44">sous classe SC est une sorte de classe C</text:p>
          <text:p text:style-name="P44">objet O <text:span text:style-name="T9">est_un</text:span> (est unne instance) de C</text:p>
        </text:list-item>
        <text:list-item>
          <text:p text:style-name="P44">langage d'acteurs (intelligence artificielle) point de vue dynamique</text:p>
          <text:p text:style-name="P44">l'objet O reçoit un message et y réagit</text:p>
          <text:p text:style-name="P44">système multi agents</text:p>
        </text:list-item>
      </text:list>
      <text:p text:style-name="P9"/>
      <text:p text:style-name="P9">TROIS GRANDES CLASSES D'APPLICATION</text:p>
      <text:list xml:id="list142148269" text:style-name="L15">
        <text:list-item>
          <text:p text:style-name="P45">la conception s'est représenté le mond réel pour l'informatiser</text:p>
          <text:p text:style-name="P45">représente des entités (classe) et les liens (heritage) naturellement</text:p>
          <text:p text:style-name="P45">visualisation facile (graphe des classes) synthèse et modifications</text:p>
        </text:list-item>
        <text:list-item>
          <text:p text:style-name="P45">la programmation = le codage</text:p>
          <text:p text:style-name="P45">la programmation jaillit de la modélisation</text:p>
          <text:p text:style-name="P45">les fonctions sont relatives aux données</text:p>
          <text:p text:style-name="P45">un même nom de fonction pour même opération, même si codage différent (langage abstrait)</text:p>
        </text:list-item>
        <text:list-item>
          <text:p text:style-name="P45">les bases de données = la persistance (on veut garder les données dans le temps)</text:p>
          <text:p text:style-name="P45">pourquoi utiliser des tables</text:p>
          <text:p text:style-name="P45">objets persistants (évolution possible vers une programmation de bases de données orientées objet comme SGBD OQL)</text:p>
        </text:list-item>
      </text:list>
      <text:p text:style-name="P9"/>
      <text:p text:style-name="P9"/>
      <text:p text:style-name="P14">Principes</text:p>
      <text:p text:style-name="P9">principe 1 on raccroche à la structure de données (champs), les codes qui peuvent les manipuler (methode) → classe</text:p>
      <text:p text:style-name="P9">principe 2 on hiérarchise les clases → héritage</text:p>
      <text:p text:style-name="P9"/>
      <text:p text:style-name="P3">principe 3 on assure la sécurité des accès aux données et méthodes sous forme d'autorisation ; on gère les erreurs</text:p>
      <text:p text:style-name="P3"/>
      <text:p text:style-name="P4">A – propriétés des accès</text:p>
      <text:p text:style-name="P4">qui peut accéder aux champs, méthodes, classes  ?</text:p>
      <text:p text:style-name="P4"><text:tab/>1 – le constructeur</text:p>
      <text:p text:style-name="P4"><text:tab/>appliqué à une classe retourne un objet de la classe</text:p>
      <text:list xml:id="list1929011465" text:style-name="L16">
        <text:list-item>
          <text:list>
            <text:list-item>
              <text:list>
                <text:list-item>
                  <text:p text:style-name="P47">créer un objet à partir d'une classe.</text:p>
                  <text:p text:style-name="P47">X ← nomClasse &lt;= new() <text:s/>/* LOLO</text:p>
                  <text:p text:style-name="P47">X = new nomClasse() <text:tab/>/*JAVA</text:p>
                </text:list-item>
                <text:list-item>
                  <text:p text:style-name="P47">initialiser l'objet par des valeurs adequates</text:p>
                  <text:p text:style-name="P47">initialiser après le new les champs</text:p>
                  <text:p text:style-name="P48"><text:soft-page-break/>compte</text:p>
                  <text:list>
                    <text:list-header>
                      <text:p text:style-name="P47">credit:nbre</text:p>
                      <text:p text:style-name="P47">debit : nbre</text:p>
                      <text:p text:style-name="P47">deposer(V:nbre)</text:p>
                      <text:p text:style-name="P47">retirer(V:nbre)</text:p>
                      <text:p text:style-name="P47">avoirSolde(V:nbre)</text:p>
                    </text:list-header>
                  </text:list>
                  <text:p text:style-name="P47"/>
                </text:list-item>
                <text:list-item>
                  <text:p text:style-name="P47">compte C ;</text:p>
                  <text:p text:style-name="P47">C= new compte() ; // les parenthèses permettent de passer des paramètres</text:p>
                  <text:p text:style-name="P47">C.credit= 100 ;</text:p>
                  <text:p text:style-name="P47">C.debit= 0 ; <text:s/></text:p>
                </text:list-item>
                <text:list-item>
                  <text:p text:style-name="P47">programmer des constructeurs paramétrés</text:p>
                  <text:p text:style-name="P47">(LOLO) nomClasse &lt;= nex(val1,...,valn)</text:p>
                  <text:p text:style-name="P47">(en JAVA) définir des méthodes du même nom de la classe</text:p>
                  <text:list>
                    <text:list-header>
                      <text:p text:style-name="P47">compte {</text:p>
                      <text:list>
                        <text:list-header>
                          <text:p text:style-name="P47">compte (int C, int D) // constructeur paramétré dans la classe</text:p>
                          <text:list>
                            <text:list-header>
                              <text:p text:style-name="P47">{credit=C;debit=C}</text:p>
                              <text:p text:style-name="P47">}</text:p>
                            </text:list-header>
                          </text:list>
                        </text:list-header>
                      </text:list>
                    </text:list-header>
                  </text:list>
                </text:list-item>
              </text:list>
            </text:list-item>
          </text:list>
        </text:list-item>
      </text:list>
      <text:p text:style-name="P4"><text:tab/><text:tab/>exemple<text:tab/><text:tab/> C1= new Compte(50,10) ;</text:p>
      <text:p text:style-name="P4"><text:tab/><text:tab/>quand aucun constructeur n'est défini en java, il en existe un par défaut avec new() sans parametre entre les parenthèses. Dès qu'il y a un constructeur de défini, celui par défaut n'existe pas(désactivé)</text:p>
      <text:p text:style-name="P4"><text:tab/><text:tab/>le constructeur par défaut est désactivé dès qu'il existe un constructeur programmé. On peut programmé un autre constructeur voir même reprogrammé l'équivalent du construcuteur par défaut.</text:p>
      <text:p text:style-name="P4">Exemple<text:tab/>compte() { ;} // contructeur par defaut <text:s text:c="6"/>C2=new compte() ;</text:p>
      <text:p text:style-name="P4"><text:tab/><text:tab/>compte () {credit=0;debit=0} // se serait plus clair et mieux mais pas equivalent à celui par défaut.</text:p>
      <text:p text:style-name="P4"><text:tab/><text:tab/>compte(int C) {credit =C;debit=0}</text:p>
      <text:p text:style-name="P4"/>
      <text:p text:style-name="P4"><text:tab/><text:tab/>l'utilisation de <text:span text:style-name="T1">super</text:span></text:p>
      <text:p text:style-name="P15"/>
      <table:table table:name="Tableau11" table:style-name="Tableau11">
        <table:table-column table:style-name="Tableau11.A"/>
        <table:table-row>
          <table:table-cell table:style-name="Tableau11.A1" office:value-type="string">
            <text:p text:style-name="P22">CE</text:p>
          </table:table-cell>
        </table:table-row>
        <table:table-row>
          <table:table-cell table:style-name="Tableau11.A2" office:value-type="string">
            <text:p text:style-name="P22">Taux:nbre</text:p>
          </table:table-cell>
        </table:table-row>
        <table:table-row>
          <table:table-cell table:style-name="Tableau11.A2" office:value-type="string">
            <text:p text:style-name="P22">...</text:p>
          </table:table-cell>
        </table:table-row>
      </table:table>
      <text:p text:style-name="P15">Pour CE<text:tab/><text:tab/>CE(int C, int D, int T) {credit=C;debit=D;taux=T} // en fait credit et debit est déjà dans compte</text:p>
      <text:p text:style-name="P15"><text:tab/>mieux ecrit <text:s/>CE(int C, int D, int T) {super(C,D),taux=T} // super va chercher le constructeur de la surclasse</text:p>
      <text:p text:style-name="P15"/>
      <text:p text:style-name="P15"><text:tab/><text:tab/>l'utilisation super.methode(...) appel de methode de la classe supérieure.</text:p>
      <text:p text:style-name="P15"/>
      <text:p text:style-name="P15"><text:tab/>2 – accès privé/public</text:p>
      <text:p text:style-name="P15"><text:tab/><text:tab/>accès aux champs et méthodes d'un objet de classe C</text:p>
      <text:p text:style-name="P15"><text:tab/><text:tab/>l'accès à un champ peut être :</text:p>
      <text:list xml:id="list995396417" text:style-name="L17">
        <text:list-item>
          <text:list>
            <text:list-item>
              <text:list>
                <text:list-item>
                  <text:p text:style-name="P50"><text:span text:style-name="T1">privé </text:span><text:s/>seules les methodes de la classe C peuvent utiiser le champ</text:p>
                  <text:p text:style-name="P50">on a : prive credit ; et prive debit ;</text:p>
                  <text:p text:style-name="P50"><text:soft-page-break/>dans ce cas C1=new Compte (100,0) ; fonctionne</text:p>
                  <text:p text:style-name="P50">mais C1.credit=150 ne fonctionne pas car on n'utilise pas de methode de la classe Compte.</text:p>
                </text:list-item>
                <text:list-item>
                  <text:p text:style-name="P52">public <text:span text:style-name="T2">tout code ayant accès à la classe C peut l'utiliser</text:span></text:p>
                </text:list-item>
                <text:list-item>
                  <text:p text:style-name="P52">protégé<text:span text:style-name="T2"> seules les methodes de la classe C et de ses sous classes peuvent utiliser le champs</text:span></text:p>
                </text:list-item>
              </text:list>
            </text:list-item>
          </text:list>
        </text:list-item>
      </text:list>
      <text:p text:style-name="P15"/>
      <text:p text:style-name="P51"><text:span text:style-name="T2"><text:tab/></text:span><text:span text:style-name="T10">règles :</text:span><text:span text:style-name="T2"> <text:tab/> un champ est normalement, généralement privé</text:span></text:p>
      <text:p text:style-name="P15"><text:tab/><text:tab/><text:tab/>→ accès par des méthodes adéquate</text:p>
      <text:p text:style-name="P15"><text:tab/><text:tab/><text:tab/>un champ gérant des données d'implantation est privé</text:p>
      <text:p text:style-name="P15"><text:tab/><text:tab/><text:tab/></text:p>
      <text:p text:style-name="P15">accès aux methodes m d'une classe C</text:p>
      <text:p text:style-name="P15"/>
      <text:p text:style-name="P53">16 nov 2012</text:p>
      <text:p text:style-name="P53"><text:span text:style-name="T3">TD 1</text:span></text:p>
      <text:p text:style-name="P53"><text:span text:style-name="T3">exercice 1 :</text:span><text:span text:style-name="T4"> 1.1<text:tab/> une classe c'est un concept, un moule</text:span></text:p>
      <text:p text:style-name="P53"><text:span text:style-name="T4"><text:tab/><text:tab/><text:tab/>l'objet est une instance ; instance est synonyme d'objet</text:span></text:p>
      <text:list xml:id="list1381571839" text:style-name="L18">
        <text:list-item>
          <text:list>
            <text:list-item>
              <text:p text:style-name="P54"><text:span text:style-name="T4">une sous classe d'une certaine manière a plus de champs que la surclasse <text:s/>car elle herite aussi de ses champs.</text:span></text:p>
            </text:list-item>
            <text:list-item>
              <text:p text:style-name="P54"><text:span text:style-name="T4"><text:s/>Ce qui fait l'instance c'est la classe qui le crée, même si cetr objet est une sorte d'instance de la surclasse.</text:span></text:p>
            </text:list-item>
            <text:list-item>
              <text:p text:style-name="P54"><text:span text:style-name="T4"><text:s/>Si deux classes ont des champs communs, si ces deux classes sont une sorte d'autre chose (un autre concept) alors on peut créer une autre classe au dessus quui serait une surclasse. Dans le cas contraire, il ne faut pas. Exemple classe ville avec un champ nom et classe personne avec un champ nom. Ville et personne n'est pas une sorte de autre chose, aucune relation.</text:span></text:p>
            </text:list-item>
            <text:list-item>
              <text:p text:style-name="P54"><text:span text:style-name="T4"><text:s/>En C une fonction retourne un resultat, une procedure ne retourne rien mais peut modifier une variable passer en parametre. Certains langages mélangent les deux fonctions et procedures en même temps. Une methode en langage objet peut etre de type fonction ou de type procedure</text:span></text:p>
            </text:list-item>
          </text:list>
        </text:list-item>
      </text:list>
      <text:p text:style-name="P53"><text:span text:style-name="T4"/></text:p>
      <text:p text:style-name="P53"><text:span text:style-name="T3">exercice 2 :</text:span><text:span text:style-name="T4"> </text:span></text:p>
      <text:p text:style-name="P53"><text:span text:style-name="T4"/></text:p>
      <text:p text:style-name="P11">Produit <text:span text:style-name="T2">prix nom </text:span></text:p>
      <text:p text:style-name="P11">Vetement <text:span text:style-name="T2">taille paysFabrication typeTissus (Vetement est une sorte de produit)</text:span></text:p>
      <text:p text:style-name="P11">HabitMode <text:span text:style-name="T2">saison année HabitMode est une sorte de Vetement)</text:span></text:p>
      <text:p text:style-name="P11">ProduitPerissable <text:span text:style-name="T2">date conservation refrigerateur (ProduitPerissable est une sorte de Produit)</text:span></text:p>
      <text:p text:style-name="P11"><text:span text:style-name="T2"/></text:p>
      <text:p text:style-name="P11"><text:span text:style-name="T2">Classe Vetement</text:span></text:p>
      <text:p text:style-name="P11"><text:span text:style-name="T2"><text:tab/>sous classe de Produit</text:span></text:p>
      <text:p text:style-name="P11"><text:span text:style-name="T2"><text:tab/>Champs <text:tab/>Taille :nbre</text:span></text:p>
      <text:p text:style-name="P11"><text:span text:style-name="T2"><text:tab/><text:tab/><text:tab/>Tissus : chaine</text:span></text:p>
      <text:p text:style-name="P11"><text:span text:style-name="T2"><text:tab/><text:tab/><text:tab/>pays : chaine</text:span></text:p>
      <text:p text:style-name="P11"/>
      <text:p text:style-name="P11">exercice 3 :</text:p>
      <text:p text:style-name="P9"/>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401cm" fo:margin-top="1.401cm" fo:margin-bottom="1.401cm" fo:margin-left="1.401cm" fo:margin-right="1.40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mpte etudiant</meta:initial-creator>
    <meta:creation-date>2012-10-09T13:55:53</meta:creation-date>
    <dc:date>2012-11-16T17:02:42</dc:date>
    <dc:creator>Compte etudiant</dc:creator>
    <meta:editing-duration>PT6H36M26S</meta:editing-duration>
    <meta:editing-cycles>12</meta:editing-cycles>
    <meta:generator>LibreOffice/3.5$Linux_x86 LibreOffice_project/350m1$Build-2</meta:generator>
    <meta:document-statistic meta:table-count="11" meta:image-count="0" meta:object-count="0" meta:page-count="10" meta:paragraph-count="396" meta:word-count="2722" meta:character-count="14856" meta:non-whitespace-character-count="13318"/>
  </office:meta>
</office:document-meta>
</file>